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font-size="10pt" officeooo:rsid="002f59a3" officeooo:paragraph-rsid="002f59a3" style:font-size-asian="10pt" style:font-size-complex="10pt"/>
    </style:style>
    <style:style style:name="P2" style:family="paragraph" style:parent-style-name="Footer">
      <style:text-properties fo:font-size="10pt" style:font-size-asian="10pt" style:font-size-complex="10pt"/>
    </style:style>
    <style:style style:name="P3" style:family="paragraph" style:parent-style-name="Standard">
      <style:paragraph-properties fo:margin-top="0in" fo:margin-bottom="0.5in" loext:contextual-spacing="false" fo:text-align="center" style:justify-single-word="false"/>
      <style:text-properties fo:font-size="16pt" fo:font-weight="bold" officeooo:rsid="001ff177" officeooo:paragraph-rsid="001ff177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top="0.2in" fo:margin-bottom="0.1in" loext:contextual-spacing="false" fo:text-align="start" style:justify-single-word="false"/>
      <style:text-properties fo:font-size="12pt" fo:font-weight="normal" officeooo:rsid="002df5f3" officeooo:paragraph-rsid="002df5f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top="0.2in" fo:margin-bottom="0.1in" loext:contextual-spacing="false" fo:text-align="start" style:justify-single-word="false"/>
      <style:text-properties fo:font-size="12pt" fo:font-weight="normal" officeooo:rsid="002df5f3" officeooo:paragraph-rsid="0035b715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top="0.2in" fo:margin-bottom="0.1in" loext:contextual-spacing="false" fo:text-align="start" style:justify-single-word="false"/>
      <style:text-properties fo:font-size="12pt" fo:font-weight="normal" officeooo:rsid="00363562" officeooo:paragraph-rsid="00363562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top="0.2in" fo:margin-bottom="0.1in" loext:contextual-spacing="false" fo:text-align="start" style:justify-single-word="false"/>
      <style:text-properties fo:font-size="12pt" fo:font-style="normal" fo:font-weight="bold" officeooo:rsid="0020c17a" officeooo:paragraph-rsid="00363562" style:font-size-asian="10.5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margin-top="0in" fo:margin-bottom="0.1in" loext:contextual-spacing="false" fo:text-align="start" style:justify-single-word="false"/>
      <style:text-properties fo:font-size="12pt" fo:font-weight="normal" officeooo:rsid="0022a835" officeooo:paragraph-rsid="00329dd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top="0in" fo:margin-bottom="0.1in" loext:contextual-spacing="false" fo:text-align="start" style:justify-single-word="false"/>
      <style:text-properties fo:font-size="12pt" fo:font-weight="normal" officeooo:rsid="0022a835" officeooo:paragraph-rsid="0035b715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top="0in" fo:margin-bottom="0.1in" loext:contextual-spacing="false" fo:text-align="start" style:justify-single-word="false"/>
      <style:text-properties fo:font-size="12pt" fo:font-weight="normal" officeooo:rsid="0022a835" officeooo:paragraph-rsid="00363562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top="0in" fo:margin-bottom="0.1in" loext:contextual-spacing="false" fo:text-align="start" style:justify-single-word="false"/>
      <style:text-properties fo:font-size="12pt" fo:font-weight="normal" officeooo:rsid="00363562" officeooo:paragraph-rsid="00363562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top="0in" fo:margin-bottom="0.1in" loext:contextual-spacing="false" fo:text-align="start" style:justify-single-word="false"/>
      <style:text-properties fo:font-size="12pt" fo:font-style="normal" fo:font-weight="normal" officeooo:rsid="00363562" officeooo:paragraph-rsid="00363562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margin-top="0in" fo:margin-bottom="0.1in" loext:contextual-spacing="false" fo:text-align="start" style:justify-single-word="false"/>
      <style:text-properties fo:font-size="12pt" fo:font-style="normal" fo:font-weight="bold" officeooo:rsid="0020c17a" officeooo:paragraph-rsid="00363562" style:font-size-asian="10.5pt" style:font-style-asian="normal" style:font-weight-asian="bold" style:font-size-complex="12pt" style:font-style-complex="normal" style:font-weight-complex="bold"/>
    </style:style>
    <style:style style:name="P14" style:family="paragraph" style:parent-style-name="Standard" style:list-style-name="L1">
      <style:paragraph-properties fo:margin-top="0in" fo:margin-bottom="0.1in" loext:contextual-spacing="false" fo:text-align="start" style:justify-single-word="false"/>
      <style:text-properties officeooo:paragraph-rsid="003444ee"/>
    </style:style>
    <style:style style:name="P15" style:family="paragraph" style:parent-style-name="Standard" style:list-style-name="L1">
      <style:paragraph-properties fo:margin-top="0in" fo:margin-bottom="0.1in" loext:contextual-spacing="false" fo:text-align="start" style:justify-single-word="false"/>
      <style:text-properties officeooo:rsid="003444ee" officeooo:paragraph-rsid="003444ee"/>
    </style:style>
    <style:style style:name="P16" style:family="paragraph" style:parent-style-name="Standard" style:list-style-name="L1">
      <style:paragraph-properties fo:margin-top="0in" fo:margin-bottom="0.1in" loext:contextual-spacing="false" fo:text-align="start" style:justify-single-word="false"/>
      <style:text-properties fo:font-size="12pt" fo:font-style="normal" fo:font-weight="normal" officeooo:rsid="003444ee" officeooo:paragraph-rsid="003444ee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1">
      <style:paragraph-properties fo:margin-top="0in" fo:margin-bottom="0.1in" loext:contextual-spacing="false" fo:text-align="start" style:justify-single-word="false"/>
      <style:text-properties fo:font-size="12pt" fo:font-style="normal" fo:font-weight="normal" officeooo:rsid="0035b715" officeooo:paragraph-rsid="0035b715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329dda"/>
    </style:style>
    <style:style style:name="T2" style:family="text">
      <style:text-properties officeooo:rsid="002f59a3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fo:font-weight="bold" officeooo:rsid="0020c17a" style:font-style-asian="normal" style:font-weight-asian="bold" style:font-style-complex="normal" style:font-weight-complex="bold"/>
    </style:style>
    <style:style style:name="T5" style:family="text">
      <style:text-properties fo:font-style="normal" fo:font-weight="bold" officeooo:rsid="0035b715" style:font-style-asian="normal" style:font-weight-asian="bold" style:font-style-complex="normal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298fd9" style:font-style-asian="normal" style:font-style-complex="normal"/>
    </style:style>
    <style:style style:name="T8" style:family="text">
      <style:text-properties fo:font-style="normal" officeooo:rsid="002b824b" style:font-style-asian="normal" style:font-style-complex="normal"/>
    </style:style>
    <style:style style:name="T9" style:family="text">
      <style:text-properties fo:font-style="normal" officeooo:rsid="002df5f3" style:font-style-asian="normal" style:font-style-complex="normal"/>
    </style:style>
    <style:style style:name="T10" style:family="text">
      <style:text-properties fo:font-style="normal" officeooo:rsid="002f2011" style:font-style-asian="normal" style:font-style-complex="normal"/>
    </style:style>
    <style:style style:name="T11" style:family="text">
      <style:text-properties fo:font-style="normal" officeooo:rsid="0027b20a" style:font-style-asian="normal" style:font-style-complex="normal"/>
    </style:style>
    <style:style style:name="T12" style:family="text">
      <style:text-properties fo:font-style="normal" officeooo:rsid="00329dda" style:font-style-asian="normal" style:font-style-complex="normal"/>
    </style:style>
    <style:style style:name="T13" style:family="text">
      <style:text-properties fo:font-style="normal" officeooo:rsid="0032e698" style:font-style-asian="normal" style:font-style-complex="normal"/>
    </style:style>
    <style:style style:name="T14" style:family="text">
      <style:text-properties fo:font-style="normal" officeooo:rsid="003444ee" style:font-style-asian="normal" style:font-style-complex="normal"/>
    </style:style>
    <style:style style:name="T15" style:family="text">
      <style:text-properties fo:font-style="normal" officeooo:rsid="0035b715" style:font-style-asian="normal" style:font-style-complex="normal"/>
    </style:style>
    <style:style style:name="T16" style:family="text">
      <style:text-properties fo:font-style="normal" officeooo:rsid="0037e70b" style:font-style-asian="normal" style:font-style-complex="normal"/>
    </style:style>
    <style:style style:name="T17" style:family="text">
      <style:text-properties officeooo:rsid="002140eb"/>
    </style:style>
    <style:style style:name="T18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size="12pt" fo:font-style="normal" fo:font-weight="normal" officeooo:rsid="003444ee" style:font-size-asian="10.5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size="12pt" fo:font-style="normal" fo:font-weight="normal" officeooo:rsid="00329dda" style:font-size-asian="10.5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size="12pt" fo:font-style="normal" fo:font-weight="normal" officeooo:rsid="0032e698" style:font-size-asian="10.5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size="12pt" fo:font-style="normal" fo:font-weight="normal" officeooo:rsid="0035b715" style:font-size-asian="10.5pt" style:font-style-asian="normal" style:font-weight-asian="normal" style:font-size-complex="12pt" style:font-style-complex="normal" style:font-weight-complex="normal"/>
    </style:style>
    <style:style style:name="T23" style:family="text">
      <style:text-properties officeooo:rsid="0039d8b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ECO-64 <text:span text:style-name="T17">Int</text:span><text:span text:style-name="T1">roduction</text:span></text:p>
      <text:p text:style-name="P4"><text:span text:style-name="T4">H</text:span><text:span text:style-name="T3">istory</text:span></text:p>
      <text:p text:style-name="P8"><text:span text:style-name="T9">TECO (Text Editor and Corrector) </text:span><text:span text:style-name="T12">was </text:span><text:span text:style-name="T14">originally </text:span><text:span text:style-name="T13">developed on </text:span><text:span text:style-name="T12">the PDP-1 in 1962, and later </text:span><text:span text:style-name="T13">developed for</text:span><text:span text:style-name="T12"> other DEC (Digital Equipment Corporation) </text:span><text:span text:style-name="T13">operating environments, </text:span><text:span text:style-name="T14">including</text:span><text:span text:style-name="T13"> VMS, RSTS/E, </text:span><text:span text:style-name="T12">TOPS-10, RSX-11, </text:span><text:span text:style-name="T13">and </text:span><text:span text:style-name="T12">RT-11. It has also been implemented in C, </text:span><text:span text:style-name="T13">which </text:span><text:span text:style-name="T12">enabl</text:span><text:span text:style-name="T13">ed </text:span><text:span text:style-name="T12">it to be </text:span><text:span text:style-name="T14">ported to </text:span><text:span text:style-name="T12">non-DEC </text:span><text:span text:style-name="T13">operating systems </text:span><text:span text:style-name="T12">such as Linux, Windows, and MacOS. </text:span><text:span text:style-name="T13">And although almost six decades old, it remains in use today.</text:span></text:p>
      <text:p text:style-name="P5"><text:span text:style-name="T5">General </text:span><text:span text:style-name="T3">Description</text:span></text:p>
      <text:p text:style-name="P9"><text:span text:style-name="T13">TECO</text:span><text:span text:style-name="T15">-64</text:span><text:span text:style-name="T13"> </text:span><text:span text:style-name="T14">is:</text:span></text:p>
      <text:list xml:id="list3620196976" text:style-name="L1">
        <text:list-item>
          <text:p text:style-name="P14"><text:span text:style-name="T19">A </text:span><text:span text:style-name="T20">character-oriented editor, </text:span><text:span text:style-name="T19">primarily used </text:span><text:span text:style-name="T21">for manipulating text files.</text:span></text:p>
        </text:list-item>
        <text:list-item>
          <text:p text:style-name="P14"><text:span text:style-name="T19">A</text:span><text:span text:style-name="T21"> pipeline editor </text:span><text:span text:style-name="T22">that can</text:span><text:span text:style-name="T21"> </text:span><text:span text:style-name="T22">manipulate </text:span><text:span text:style-name="T21">files of arbitrary size.</text:span></text:p>
        </text:list-item>
        <text:list-item>
          <text:p text:style-name="P14"><text:span text:style-name="T19">C</text:span><text:span text:style-name="T21">apable of editing binary files.</text:span></text:p>
        </text:list-item>
        <text:list-item>
          <text:p text:style-name="P15"><text:span text:style-name="T22">Portable, because it is n</text:span><text:span text:style-name="T18">ot bound to a system-specific GUI </text:span><text:span text:style-name="T22">or other system-specific features.</text:span></text:p>
        </text:list-item>
        <text:list-item>
          <text:p text:style-name="P16">Very small compared with other editors.</text:p>
        </text:list-item>
        <text:list-item>
          <text:p text:style-name="P17">Easy to use for simple editing tasks.</text:p>
        </text:list-item>
        <text:list-item>
          <text:p text:style-name="P17">A programming language that is powerful enough for complex tasks.</text:p>
        </text:list-item>
      </text:list>
      <text:p text:style-name="P7">Implementation</text:p>
      <text:p text:style-name="P10"><text:span text:style-name="T9">TECO-64 is an open-source version written in C, intended to b</text:span><text:span text:style-name="T10">e portable to multiple operating environ</text:span><text:span text:style-name="T13">m</text:span><text:span text:style-name="T10">ents. </text:span><text:span text:style-name="T8">It </text:span><text:span text:style-name="T11">was inspired by TECO C. </text:span><text:span text:style-name="T13">Ho</text:span><text:span text:style-name="T11">wever, </text:span><text:span text:style-name="T13">although it is compatible with TECO C, and other TECOs, </text:span><text:span text:style-name="T11">TECO-64 was written from scratch to take </text:span><text:span text:style-name="T7">full </text:span><text:span text:style-name="T11">advantage of </text:span><text:span text:style-name="T16">current</text:span><text:span text:style-name="T11"> features of the C language and run-time library.</text:span></text:p>
      <text:p text:style-name="P6"><text:span text:style-name="T4">C</text:span><text:span text:style-name="T3">redits</text:span></text:p>
      <text:p text:style-name="P11"><text:span text:style-name="T11">T</text:span><text:span text:style-name="T6">ECO was created by Dan Murphy. Many people worked on it at DEC, including Andy Goldstein and Mark Bramhall.</text:span></text:p>
      <text:p text:style-name="P12">TECO C was created by Pete Siemsen, and subsequently enhanced by many others, <text:span text:style-name="T23">most recently </text:span>Tom Almy and Blake McBride.</text:p>
      <text:p text:style-name="P12">TECO-64 was created by Franklin P. Johnston as an homage to TECO, as well as to modernize and enhance it.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0pt" officeooo:rsid="002f59a3" officeooo:paragraph-rsid="002f59a3" style:font-size-asian="10pt" style:font-size-complex="10pt"/>
    </style:style>
    <style:style style:name="MP2" style:family="paragraph" style:parent-style-name="Footer">
      <style:text-properties fo:font-size="10pt" style:font-size-asian="10pt" style:font-size-complex="10pt"/>
    </style:style>
    <style:style style:name="MT1" style:family="text">
      <style:text-properties officeooo:rsid="00329dda"/>
    </style:style>
    <style:style style:name="MT2" style:family="text">
      <style:text-properties officeooo:rsid="002f59a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TECO-64 Version 200<text:tab/><text:tab/>In<text:span text:style-name="MT1">troduction</text:span></text:p>
      </style:header>
      <style:footer>
        <text:p text:style-name="MP2"><text:date style:data-style-name="N76" text:date-value="2020-09-19T11:17:01.395549550">September 19, 2020</text:date><text:tab/><text:tab/><text:span text:style-name="MT2">Page </text:span><text:span text:style-name="MT2"><text:page-number text:select-page="current">1</text:page-number></text:span><text:span text:style-name="MT2"><text:s/>of </text:span><text:span text:style-name="MT2"><text:page-count>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7T08:55:16.890080475</meta:creation-date>
    <dc:date>2020-09-15T17:14:48.733404190</dc:date>
    <meta:editing-duration>PT1H44M27S</meta:editing-duration>
    <meta:editing-cycles>12</meta:editing-cycles>
    <meta:generator>LibreOffice/6.4.4.2$Linux_X86_64 LibreOffice_project/40$Build-2</meta:generator>
    <meta:document-statistic meta:table-count="0" meta:image-count="0" meta:object-count="0" meta:page-count="1" meta:paragraph-count="20" meta:word-count="264" meta:character-count="1607" meta:non-whitespace-character-count="1368"/>
  </office:meta>
</office:document-meta>
</file>